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ff99" draw:textarea-horizontal-align="justify" draw:textarea-vertical-align="middle" draw:auto-grow-height="false" fo:min-height="4.195cm" fo:min-width="3.056cm"/>
    </style:style>
    <style:style style:name="gr2" style:family="graphic" style:parent-style-name="standard">
      <style:graphic-properties draw:fill-color="#ccff00" draw:textarea-horizontal-align="justify" draw:textarea-vertical-align="middle" draw:auto-grow-height="false" fo:min-height="2.544cm" fo:min-width="2.548cm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3.814cm" fo:min-width="3.437cm"/>
    </style:style>
    <style:style style:name="gr4" style:family="graphic" style:parent-style-name="standard">
      <style:graphic-properties draw:fill-color="#ff9900" draw:textarea-horizontal-align="justify" draw:textarea-vertical-align="middle" draw:auto-grow-height="false" fo:min-height="3.306cm" fo:min-width="2.92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3300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339966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-color="#cccccc" draw:textarea-horizontal-align="justify" draw:textarea-vertical-align="middle" draw:auto-grow-height="false" fo:min-height="1.783cm" fo:min-width="0.866cm"/>
    </style:style>
    <style:style style:name="gr9" style:family="graphic" style:parent-style-name="standard">
      <style:graphic-properties draw:stroke="solid" svg:stroke-color="#000000" draw:fill-color="#ffa89a" draw:textarea-horizontal-align="justify" draw:textarea-vertical-align="middle" draw:auto-grow-height="false" fo:min-height="2.799cm" fo:min-width="2.232cm"/>
    </style:style>
    <style:style style:name="gr10" style:family="graphic" style:parent-style-name="standard">
      <style:graphic-properties draw:stroke="solid" svg:stroke-color="#000000" draw:fill-color="#cc99ff" draw:textarea-horizontal-align="justify" draw:textarea-vertical-align="middle" draw:auto-grow-height="false" fo:min-height="2.671cm" fo:min-width="2.548cm"/>
    </style:style>
    <style:style style:name="gr11" style:family="graphic" style:parent-style-name="standard">
      <style:graphic-properties draw:stroke="solid" svg:stroke-color="#000000" draw:fill-color="#83caff" draw:textarea-horizontal-align="justify" draw:textarea-vertical-align="middle" draw:auto-grow-height="false" fo:min-height="1.528cm" fo:min-width="3.818cm"/>
    </style:style>
    <style:style style:name="gr12" style:family="graphic" style:parent-style-name="standard">
      <style:graphic-properties draw:stroke="solid" svg:stroke-color="#000000" draw:fill-color="#66ffff" draw:textarea-horizontal-align="justify" draw:textarea-vertical-align="middle" draw:auto-grow-height="false" fo:min-height="1.782cm" fo:min-width="2.421cm"/>
    </style:style>
    <style:style style:name="gr13" style:family="graphic" style:parent-style-name="standard">
      <style:graphic-properties draw:stroke="solid" svg:stroke-color="#000000" draw:fill-color="#83caff" draw:textarea-horizontal-align="justify" draw:textarea-vertical-align="middle" draw:auto-grow-height="false" fo:min-height="1.528cm" fo:min-width="3.691cm"/>
    </style:style>
    <style:style style:name="gr14" style:family="graphic" style:parent-style-name="standard">
      <style:graphic-properties draw:fill-color="#ffff00" draw:textarea-horizontal-align="justify" draw:textarea-vertical-align="middle" draw:auto-grow-height="false" fo:min-height="5.465cm" fo:min-width="4.326cm"/>
    </style:style>
    <style:style style:name="gr15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1.274cm" fo:min-width="6.739cm"/>
    </style:style>
    <style:style style:name="gr17" style:family="graphic" style:parent-style-name="standard">
      <style:graphic-properties svg:stroke-color="#000000" draw:fill-color="#dddddd" draw:opacity="97%" draw:textarea-horizontal-align="justify" draw:textarea-vertical-align="top" draw:auto-grow-height="false" fo:min-height="5.846cm" fo:min-width="6.358cm"/>
    </style:style>
    <style:style style:name="gr18" style:family="graphic" style:parent-style-name="standard">
      <style:graphic-properties draw:fill-color="#dddddd" draw:textarea-horizontal-align="justify" draw:textarea-vertical-align="middle" draw:auto-grow-height="false" fo:min-height="8.103cm" fo:min-width="4.619cm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 fo:min-height="1.277cm" fo:min-width="1.118cm"/>
    </style:style>
    <style:style style:name="gr20" style:family="graphic" style:parent-style-name="standard">
      <style:graphic-properties svg:stroke-width="0.212cm" svg:stroke-color="#333333" draw:marker-start-width="0.518cm" draw:marker-end="Small_20_Arrow" draw:marker-end-width="0.518cm" draw:textarea-vertical-align="middle" fo:padding-top="0.231cm" fo:padding-bottom="0.231cm" fo:padding-left="0.356cm" fo:padding-right="0.356cm"/>
    </style:style>
    <style:style style:name="gr21" style:family="graphic" style:parent-style-name="standard">
      <style:graphic-properties draw:fill-color="#dddddd" draw:textarea-horizontal-align="justify" draw:textarea-vertical-align="middle" draw:auto-grow-height="false" fo:min-height="2.164cm" fo:min-width="1.956cm"/>
    </style:style>
    <style:style style:name="gr22" style:family="graphic" style:parent-style-name="standard">
      <style:graphic-properties draw:fill-color="#dddddd" draw:textarea-horizontal-align="justify" draw:textarea-vertical-align="middle" draw:auto-grow-height="false" fo:min-height="2.751cm" fo:min-width="0.834cm"/>
    </style:style>
    <style:style style:name="P1" style:family="paragraph">
      <style:paragraph-properties fo:text-align="end"/>
    </style:style>
    <style:style style:name="P2" style:family="paragraph">
      <loext:graphic-properties draw:fill-color="#66ff99"/>
      <style:paragraph-properties fo:text-align="end"/>
    </style:style>
    <style:style style:name="P3" style:family="paragraph">
      <style:paragraph-properties fo:text-align="start"/>
    </style:style>
    <style:style style:name="P4" style:family="paragraph">
      <loext:graphic-properties draw:fill-color="#ccff00"/>
      <style:paragraph-properties fo:text-align="start"/>
    </style:style>
    <style:style style:name="P5" style:family="paragraph">
      <loext:graphic-properties draw:fill-color="#ffcc00"/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loext:graphic-properties draw:fill-color="#ff9900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cccccc"/>
      <style:paragraph-properties fo:text-align="start"/>
      <style:text-properties fo:font-size="8pt" style:font-size-asian="8pt" style:font-size-complex="8pt"/>
    </style:style>
    <style:style style:name="P10" style:family="paragraph">
      <loext:graphic-properties draw:fill-color="#ffa89a"/>
      <style:paragraph-properties fo:text-align="start"/>
      <style:text-properties fo:font-size="15pt" style:font-size-asian="15pt" style:font-size-complex="15pt"/>
    </style:style>
    <style:style style:name="P11" style:family="paragraph">
      <loext:graphic-properties draw:fill-color="#cc99ff"/>
      <style:paragraph-properties fo:text-align="center"/>
    </style:style>
    <style:style style:name="P12" style:family="paragraph">
      <loext:graphic-properties draw:fill-color="#83caff"/>
      <style:paragraph-properties fo:text-align="center"/>
      <style:text-properties fo:font-size="12pt"/>
    </style:style>
    <style:style style:name="P13" style:family="paragraph">
      <loext:graphic-properties draw:fill-color="#66ffff"/>
      <style:paragraph-properties fo:text-align="start"/>
      <style:text-properties fo:font-size="12pt"/>
    </style:style>
    <style:style style:name="P14" style:family="paragraph">
      <loext:graphic-properties draw:fill-color="#ffff00"/>
      <style:paragraph-properties fo:text-align="start"/>
    </style:style>
    <style:style style:name="P15" style:family="paragraph">
      <style:paragraph-properties fo:text-align="center"/>
      <style:text-properties style:font-name="Bitstream Vera Sans Mono"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-color="#ffffff"/>
      <style:paragraph-properties fo:text-align="center"/>
      <style:text-properties style:font-name="Bitstream Vera Sans Mono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-color="#dddddd" draw:opacity="97%"/>
      <style:paragraph-properties fo:text-align="start"/>
    </style:style>
    <style:style style:name="P18" style:family="paragraph">
      <loext:graphic-properties draw:fill-color="#dddddd"/>
      <style:paragraph-properties fo:text-align="center"/>
    </style:style>
    <style:style style:name="P19" style:family="paragraph">
      <loext:graphic-properties draw:fill-color="#cccccc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2pt" fo:font-weight="bold" style:font-weight-asian="bold" style:font-weight-complex="bold"/>
    </style:style>
    <style:style style:name="T6" style:family="text">
      <style:text-properties fo:font-size="12pt"/>
    </style:style>
    <style:style style:name="T7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8" style:family="text">
      <style:text-properties style:font-name="Bitstream Vera Sans Mono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3.556cm" svg:height="4.445cm" svg:x="18.272cm" svg:y="7.731cm">
          <text:p text:style-name="P1"><text:span text:style-name="T1">Premise</text:span></text:p>
          <text:p text:style-name="P1">Generated</text:p>
          <text:p text:style-name="P1"/>
          <text:p text:style-name="P1"><text:span text:style-name="T2">Permuted Batch Matrix</text:span></text:p>
          <text:p text:style-name="P1"><text:span text:style-name="T2">N Termlinks * M Tasklink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3.048cm" svg:height="2.794cm" svg:x="23.733cm" svg:y="8.62cm">
          <text:p text:style-name="P3"><text:span text:style-name="T1">Truth</text:span></text:p>
          <text:p text:style-name="P3">Valued</text:p>
          <text:p text:style-name="P3"><text:span text:style-name="T2">Freq</text:span></text:p>
          <text:p text:style-name="P3"><text:span text:style-name="T2">Conf</text:span><text:span text:style-name="T2"><text:line-break/></text:span><text:span text:style-name="T2">Punctu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3.937cm" svg:height="4.064cm" svg:x="33.954cm" svg:y="7.985cm">
          <text:p text:style-name="P3"><text:span text:style-name="T1">Task </text:span></text:p>
          <text:p text:style-name="P3">Derived</text:p>
          <text:list text:style-name="L1">
            <text:list-item>
              <text:p text:style-name="P3"><text:span text:style-name="T2">Temporalize (occ, dt)</text:span></text:p>
            </text:list-item>
            <text:list-item>
              <text:p text:style-name="P3"><text:span text:style-name="T2">Task Budget</text:span></text:p>
            </text:list-item>
            <text:list-item>
              <text:p text:style-name="P3"><text:span text:style-name="T2">Task Constructed</text:span></text:p>
            </text:list-item>
            <text:list-item>
              <text:p text:style-name="P3"><text:span text:style-name="T2">Immediate Eternalizatio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7" xml:id="id2" draw:id="id2" draw:layer="layout" svg:width="3.429cm" svg:height="3.556cm" svg:x="39.1cm" svg:y="8.366cm">
          <text:p text:style-name="P6"><text:span text:style-name="T1">Concept</text:span></text:p>
          <text:p text:style-name="P6">Process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8" draw:layer="layout" draw:type="line" svg:x1="37.891cm" svg:y1="10.017cm" svg:x2="39.1cm" svg:y2="10.144cm" draw:start-shape="id1" draw:start-glue-point="1" draw:end-shape="id2" draw:end-glue-point="3" svg:d="M37891 10017l1209 127" svg:viewBox="0 0 1210 128">
          <text:p/>
        </draw:connector>
        <draw:connector draw:style-name="gr5" draw:text-style-name="P8" draw:layer="layout" draw:type="line" svg:x1="26.781cm" svg:y1="10.017cm" svg:x2="28.195cm" svg:y2="9.953cm" draw:start-shape="id3" draw:end-shape="id4" draw:end-glue-point="3" svg:d="M26781 10017l1414-64" svg:viewBox="0 0 1415 65">
          <text:p/>
        </draw:connector>
        <draw:connector draw:style-name="gr5" draw:text-style-name="P8" draw:layer="layout" draw:type="line" svg:x1="21.828cm" svg:y1="9.953cm" svg:x2="23.733cm" svg:y2="10.017cm" draw:start-shape="id5" draw:start-glue-point="1" draw:end-shape="id3" draw:end-glue-point="3" svg:d="M21828 9953l1905 64" svg:viewBox="0 0 1906 65">
          <text:p/>
        </draw:connector>
        <draw:connector draw:style-name="gr6" draw:text-style-name="P8" draw:layer="layout" draw:type="line" svg:x1="40.814cm" svg:y1="11.922cm" svg:x2="41.005cm" svg:y2="14.97cm" draw:start-shape="id2" draw:start-glue-point="2" draw:end-shape="id6" draw:end-glue-point="4" svg:d="M40814 11922l191 3048" svg:viewBox="0 0 192 3049">
          <text:p/>
        </draw:connector>
        <draw:connector draw:style-name="gr7" draw:text-style-name="P8" draw:layer="layout" draw:type="curve" svg:x1="40.814cm" svg:y1="8.366cm" svg:x2="26.654cm" svg:y2="3.413cm" draw:start-shape="id2" draw:start-glue-point="0" draw:end-shape="id7" draw:end-glue-point="7" svg:d="M40814 8366c0-3302-4720-4953-14160-4953" svg:viewBox="0 0 14161 4954">
          <text:p/>
        </draw:connector>
        <draw:custom-shape draw:style-name="gr8" draw:text-style-name="P9" xml:id="id6" draw:id="id6" draw:layer="layout" svg:width="2.286cm" svg:height="2.032cm" svg:x="39.862cm" svg:y="14.97cm">
          <text:p text:style-name="P3"><text:span text:style-name="T2">Rejected by Belief/Question Table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9" draw:text-style-name="P10" xml:id="id7" draw:id="id7" draw:layer="layout" svg:width="4.572cm" svg:height="3.048cm" svg:x="22.082cm" svg:y="1.889cm">
          <text:p text:style-name="P3"><text:span text:style-name="T3">NARrchy</text:span></text:p>
          <text:p text:style-name="P3"><text:span text:style-name="T4">Memory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0" draw:text-style-name="P11" xml:id="id8" draw:id="id8" draw:layer="layout" svg:width="3.048cm" svg:height="2.921cm" svg:x="6.969cm" svg:y="8.493cm">
          <text:p text:style-name="P6"><text:span text:style-name="T1">Concept</text:span></text:p>
          <text:p text:style-name="P6">Selected</text:p>
          <draw:enhanced-geometry svg:viewBox="0 0 21600 21600" draw:type="rectangle" draw:enhanced-path="M 0 0 L 21600 0 21600 21600 0 21600 0 0 Z N"/>
        </draw:custom-shape>
        <draw:custom-shape draw:style-name="gr11" draw:text-style-name="P12" xml:id="id9" draw:id="id9" draw:layer="layout" svg:width="4.318cm" svg:height="1.778cm" svg:x="12.049cm" svg:y="5.953cm">
          <text:p text:style-name="P6"><text:span text:style-name="T5">TaskLink</text:span></text:p>
          <text:p text:style-name="P6"><text:span text:style-name="T6">Selected</text:span>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type="line" svg:x1="10.017cm" svg:y1="9.953cm" svg:x2="12.049cm" svg:y2="6.842cm" draw:start-shape="id8" draw:start-glue-point="1" draw:end-shape="id9" draw:end-glue-point="3" svg:d="M10017 9953l2032-3111" svg:viewBox="0 0 2033 3112">
          <text:p/>
        </draw:connector>
        <draw:custom-shape draw:style-name="gr12" draw:text-style-name="P13" xml:id="id11" draw:id="id11" draw:layer="layout" svg:width="2.921cm" svg:height="2.032cm" svg:x="12.811cm" svg:y="8.874cm">
          <text:p text:style-name="P3"><text:span text:style-name="T5">Belief Task</text:span></text:p>
          <text:p text:style-name="P3"><text:span text:style-name="T7">(Possibly null)</text:span></text:p>
          <text:p text:style-name="P3"><text:span text:style-name="T2">Matched</text:span></text:p>
          <text:p text:style-name="P3"><text:span text:style-name="T2">Projected</text:span></text:p>
          <text:p text:style-name="P3"><text:span text:style-name="T2">Answered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xml:id="id10" draw:id="id10" draw:layer="layout" svg:width="4.191cm" svg:height="1.778cm" svg:x="11.668cm" svg:y="12.557cm">
          <text:p text:style-name="P6"><text:span text:style-name="T5">TermLink</text:span></text:p>
          <text:p text:style-name="P6"><text:span text:style-name="T6">Selected</text:span>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type="line" svg:x1="10.017cm" svg:y1="9.953cm" svg:x2="11.668cm" svg:y2="13.446cm" draw:start-shape="id8" draw:start-glue-point="1" draw:end-shape="id10" svg:d="M10017 9953l1651 3493" svg:viewBox="0 0 1652 3494">
          <text:p/>
        </draw:connector>
        <draw:connector draw:style-name="gr5" draw:text-style-name="P8" draw:layer="layout" draw:type="line" svg:x1="10.017cm" svg:y1="9.953cm" svg:x2="12.811cm" svg:y2="9.89cm" draw:start-shape="id8" draw:start-glue-point="1" draw:end-shape="id11" draw:end-glue-point="3" svg:d="M10017 9953l2794-63" svg:viewBox="0 0 2795 64">
          <text:p/>
        </draw:connector>
        <draw:connector draw:style-name="gr5" draw:text-style-name="P8" draw:layer="layout" draw:line-skew="-0.064cm -0.641cm" svg:x1="13.763cm" svg:y1="12.557cm" svg:x2="12.811cm" svg:y2="9.89cm" draw:start-shape="id10" draw:start-glue-point="0" draw:end-shape="id11" draw:end-glue-point="3" svg:d="M13763 12557v-889h-2095v-1778h1143" svg:viewBox="0 0 2096 2668">
          <text:p/>
        </draw:connector>
        <draw:custom-shape draw:style-name="gr8" draw:text-style-name="P9" xml:id="id12" draw:id="id12" draw:layer="layout" svg:width="2.286cm" svg:height="2.032cm" svg:x="34.782cm" svg:y="15.097cm">
          <text:list text:style-name="L1">
            <text:list-item>
              <text:p text:style-name="P3"><text:span text:style-name="T2">Insufficient Budget</text:span></text:p>
            </text:list-item>
            <text:list-item>
              <text:p text:style-name="P3"><text:span text:style-name="T2">Invalid Temporalization</text:span></text:p>
            </text:list-item>
          </text:list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6" draw:text-style-name="P8" draw:layer="layout" draw:type="line" svg:x1="35.922cm" svg:y1="12.049cm" svg:x2="35.925cm" svg:y2="15.097cm" draw:start-shape="id1" draw:start-glue-point="2" draw:end-shape="id12" svg:d="M35922 12049l3 3048" svg:viewBox="0 0 4 3049">
          <text:p/>
        </draw:connector>
        <draw:custom-shape draw:style-name="gr8" draw:text-style-name="P9" xml:id="id13" draw:id="id13" draw:layer="layout" svg:width="2.286cm" svg:height="2.032cm" svg:x="24.114cm" svg:y="15.097cm">
          <text:list text:style-name="L1">
            <text:list-item>
              <text:p text:style-name="P3"><text:span text:style-name="T2">Insufficient Confidence</text:span></text:p>
            </text:list-item>
            <text:list-item>
              <text:p text:style-name="P3"><text:span text:style-name="T2">Cyclic or Overlapping Premise</text:span></text:p>
            </text:list-item>
          </text:list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6" draw:text-style-name="P8" draw:layer="layout" draw:type="line" svg:x1="25.257cm" svg:y1="11.414cm" svg:x2="25.257cm" svg:y2="15.097cm" draw:start-shape="id3" draw:start-glue-point="2" draw:end-shape="id13" svg:d="M25257 11414v3683" svg:viewBox="0 0 1 3684">
          <text:p/>
        </draw:connector>
        <draw:custom-shape draw:style-name="gr8" draw:text-style-name="P9" xml:id="id14" draw:id="id14" draw:layer="layout" svg:width="2.286cm" svg:height="2.032cm" svg:x="18.907cm" svg:y="14.97cm">
          <text:p text:style-name="P3"><text:span text:style-name="T2">Deleted Parent Tasks/Links</text:span></text:p>
          <text:p text:style-name="P3"><text:span text:style-name="T2">Image/Product Conflict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6" draw:text-style-name="P8" draw:layer="layout" draw:type="line" svg:x1="20.05cm" svg:y1="12.176cm" svg:x2="20.05cm" svg:y2="14.97cm" draw:start-shape="id5" draw:end-shape="id14" draw:end-glue-point="4" svg:d="M20050 12176v2794" svg:viewBox="0 0 1 2795">
          <text:p/>
        </draw:connector>
        <draw:connector draw:style-name="gr7" draw:text-style-name="P8" draw:layer="layout" draw:type="curve" svg:x1="22.082cm" svg:y1="3.413cm" svg:x2="8.493cm" svg:y2="8.493cm" draw:start-shape="id7" draw:start-glue-point="5" draw:end-shape="id8" draw:end-glue-point="0" svg:d="M22082 3413c-9060 0-13589 1693-13589 5080" svg:viewBox="0 0 13590 5081">
          <text:p/>
        </draw:connector>
        <draw:custom-shape draw:style-name="gr14" draw:text-style-name="P14" xml:id="id4" draw:id="id4" draw:layer="layout" svg:width="4.826cm" svg:height="5.715cm" draw:transform="skewX (0.00593411945678072) translate (28.212cm 7.096cm)">
          <text:p text:style-name="P3"><text:span text:style-name="T1">Term</text:span></text:p>
          <text:p text:style-name="P3">Matched</text:p>
          <text:list text:style-name="L1">
            <text:list-item>
              <text:p text:style-name="P3"><text:span text:style-name="T2">Term/Variable Unification</text:span></text:p>
            </text:list-item>
            <text:list-item>
              <text:p text:style-name="P3"><text:span text:style-name="T2">Ellipsises</text:span></text:p>
            </text:list-item>
            <text:list-item>
              <text:p text:style-name="P3"><text:span text:style-name="T2">Multiple possible results</text:span></text:p>
              <text:p text:style-name="P3"><text:span text:style-name="T2">via Stacked Termutators</text:span></text:p>
              <text:list>
                <text:list-item>
                  <text:list>
                    <text:list-item>
                      <text:p text:style-name="P3"><text:span text:style-name="T2">Ammortized</text:span></text:p>
                    </text:list-item>
                    <text:list-item>
                      <text:p text:style-name="P3"><text:span text:style-name="T2">Balanced Shuffling, </text:span></text:p>
                      <text:p text:style-name="P3"><text:span text:style-name="T2">within adjustable</text:span></text:p>
                      <text:p text:style-name="P3"><text:span text:style-name="T2">permutation</text:span></text:p>
                      <text:p text:style-name="P3"><text:span text:style-name="T2">limit (AIKR)</text:span></text:p>
                    </text:list-item>
                  </text:list>
                </text:list-item>
              </text:list>
            </text:list-item>
            <text:list-item>
              <text:p text:style-name="P3"><text:span text:style-name="T2">Second-Layer Unification</text:span></text:p>
              <text:p text:style-name="P3"><text:span text:style-name="T2">and Post-Processing</text:span></text:p>
              <text:p text:style-name="P3"><text:span text:style-name="T2">Operations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5" draw:text-style-name="P8" draw:layer="layout" draw:type="line" svg:x1="33.021cm" svg:y1="9.953cm" svg:x2="33.954cm" svg:y2="10.017cm" draw:start-shape="id4" draw:start-glue-point="1" draw:end-shape="id1" draw:end-glue-point="3" svg:d="M33021 9953l933 64" svg:viewBox="0 0 934 65">
          <text:p/>
        </draw:connector>
        <draw:custom-shape draw:style-name="gr8" draw:text-style-name="P9" xml:id="id15" draw:id="id15" draw:layer="layout" svg:width="2.286cm" svg:height="2.032cm" svg:x="29.448cm" svg:y="14.97cm">
          <text:list text:style-name="L1">
            <text:list-item>
              <text:p text:style-name="P3"><text:span text:style-name="T2">No Match(es) Found</text:span></text:p>
            </text:list-item>
            <text:list-item>
              <text:p text:style-name="P3"><text:span text:style-name="T2">Invalid Task/Concept Term</text:span></text:p>
            </text:list-item>
            <text:list-item>
              <text:p text:style-name="P3"><text:span text:style-name="T2">Excessive Term Complexity</text:span></text:p>
            </text:list-item>
          </text:list>
          <text:p text:style-name="P3"><text:span text:style-name="T2"/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6" draw:text-style-name="P8" draw:layer="layout" draw:type="line" svg:x1="30.591cm" svg:y1="12.811cm" svg:x2="30.591cm" svg:y2="14.97cm" draw:start-shape="id4" draw:end-shape="id15" draw:end-glue-point="4" svg:d="M30591 12811v2159" svg:viewBox="0 0 1 2160">
          <text:p/>
        </draw:connector>
        <draw:connector draw:style-name="gr5" draw:text-style-name="P8" draw:layer="layout" draw:type="line" svg:x1="15.859cm" svg:y1="13.446cm" svg:x2="18.272cm" svg:y2="9.953cm" draw:start-shape="id10" draw:start-glue-point="1" draw:end-shape="id5" draw:end-glue-point="3" svg:d="M15859 13446l2413-3493" svg:viewBox="0 0 2414 3494">
          <text:p/>
        </draw:connector>
        <draw:connector draw:style-name="gr15" draw:text-style-name="P8" draw:layer="layout" draw:type="line" svg:x1="15.732cm" svg:y1="9.89cm" svg:x2="18.272cm" svg:y2="9.953cm" draw:start-shape="id11" draw:end-shape="id5" draw:end-glue-point="3" svg:d="M15732 9890l2540 63" svg:viewBox="0 0 2541 64">
          <text:p/>
        </draw:connector>
        <draw:connector draw:style-name="gr5" draw:text-style-name="P8" draw:layer="layout" draw:type="line" svg:x1="16.367cm" svg:y1="6.842cm" svg:x2="18.272cm" svg:y2="9.953cm" draw:start-shape="id9" draw:start-glue-point="1" draw:end-shape="id5" draw:end-glue-point="3" svg:d="M16367 6842l1905 3111" svg:viewBox="0 0 1906 3112">
          <text:p/>
        </draw:connector>
      </draw:page>
      <draw:page draw:name="page2" draw:style-name="dp1" draw:master-page-name="Default">
        <draw:custom-shape draw:style-name="gr16" draw:text-style-name="P16" draw:layer="layout" svg:width="7.239cm" svg:height="1.524cm" svg:x="3.413cm" svg:y="1.762cm">
          <text:p text:style-name="P15"><text:span text:style-name="T8">Budget Transactions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6.858cm" svg:height="6.096cm" svg:x="16.367cm" svg:y="7.35cm">
          <text:p text:style-name="P3">Concept</text:p>
          <draw:enhanced-geometry svg:viewBox="0 0 21600 21600" draw:type="rectangle" draw:enhanced-path="M 0 0 L 21600 0 21600 21600 0 21600 0 0 Z N"/>
        </draw:custom-shape>
        <draw:custom-shape draw:style-name="gr18" draw:text-style-name="P18" xml:id="id16" draw:id="id16" draw:layer="layout" svg:width="7.239cm" svg:height="11.811cm" svg:x="3.667cm" svg:y="7.858cm">
          <text:p text:style-name="P6">Derived</text:p>
          <text:p text:style-name="P6">Tas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17" draw:id="id17" draw:layer="layout" svg:width="2.286cm" svg:height="2.159cm" svg:x="15.097cm" svg:y="9.763cm">
          <text:p text:style-name="P6">Accepted</text:p>
          <text:p text:style-name="P6">By Concep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xml:id="id18" draw:id="id18" draw:layer="layout" svg:width="2.286cm" svg:height="2.159cm" svg:x="12.684cm" svg:y="16.621cm">
          <text:p text:style-name="P6">Rejected</text:p>
          <text:p text:style-name="P6">By Concep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6" draw:layer="layout" draw:type="line" svg:x1="10.906cm" svg:y1="13.764cm" svg:x2="15.097cm" svg:y2="10.842cm" draw:start-shape="id16" draw:start-glue-point="10" draw:end-shape="id17" svg:d="M10906 13764l4191-2922" svg:viewBox="0 0 4192 2923">
          <text:p/>
        </draw:connector>
        <draw:connector draw:style-name="gr20" draw:text-style-name="P6" draw:layer="layout" draw:type="line" svg:x1="10.906cm" svg:y1="13.764cm" svg:x2="13.827cm" svg:y2="16.621cm" draw:start-shape="id16" draw:start-glue-point="10" draw:end-shape="id18" draw:end-glue-point="4" svg:d="M10906 13764l2921 2857" svg:viewBox="0 0 2922 2858">
          <text:p/>
        </draw:connector>
        <draw:custom-shape draw:style-name="gr21" draw:text-style-name="P18" draw:layer="layout" svg:width="3.683cm" svg:height="2.413cm" svg:x="22.082cm" svg:y="9.636cm">
          <text:p text:style-name="P6">Displaced</text:p>
          <text:p text:style-name="P6">By Concept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2" draw:text-style-name="P18" draw:layer="layout" svg:width="2.667cm" svg:height="3.429cm" svg:x="18.526cm" svg:y="3.921cm">
          <text:p text:style-name="P6">ConceptLink(s)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8" draw:layer="layout" svg:width="2.667cm" svg:height="3.429cm" svg:x="16.875cm" svg:y="13.319cm">
          <text:p text:style-name="P6">TermLink(s)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8" draw:layer="layout" svg:width="2.667cm" svg:height="3.429cm" svg:x="20.685cm" svg:y="13.319cm">
          <text:p text:style-name="P6">TaskLink(s)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9" draw:layer="layout" svg:width="2.286cm" svg:height="2.159cm" svg:x="18.653cm" svg:y="9.89cm">
          <text:p text:style-name="P6">Active</text:p>
          <text:p text:style-name="P6">Tas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draw:layer="layout" svg:width="2.286cm" svg:height="2.159cm" svg:x="3.54cm" svg:y="7.477cm">
          <text:p text:style-name="P6">Parent Tas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draw:layer="layout" svg:width="2.286cm" svg:height="2.159cm" svg:x="2.27cm" svg:y="10.906cm">
          <text:p text:style-name="P6">Parent Belie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draw:layer="layout" svg:width="2.286cm" svg:height="2.159cm" svg:x="2.397cm" svg:y="14.97cm">
          <text:p text:style-name="P6">Parent TaskLin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9" draw:layer="layout" svg:width="2.286cm" svg:height="2.159cm" svg:x="4.048cm" svg:y="18.272cm">
          <text:p text:style-name="P6">Parent TermLin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draw:layer="layout" svg:width="2.667cm" svg:height="3.429cm" svg:x="5.953cm" svg:y="4.81cm">
          <text:p text:style-name="P6">TaskLink(s)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fffff" draw:end-color="#ffff99" draw:start-intensity="100%" draw:end-intensity="100%" draw:angle="0" draw:border="0%"/>
    <draw:gradient draw:name="Tango_20_Green" draw:display-name="Tango Green" draw:style="linear" draw:start-color="#ffffff" draw:end-color="#4e9a06" draw:start-intensity="100%" draw:end-intensity="100%" draw:angle="0" draw:border="0%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3T02:25:27.678823722</meta:creation-date>
    <dc:date>2016-05-23T14:05:24.327838542</dc:date>
    <meta:editing-duration>PT5H54M53S</meta:editing-duration>
    <meta:editing-cycles>20</meta:editing-cycles>
    <meta:generator>LibreOffice/5.1.2.2$Linux_X86_64 LibreOffice_project/10m0$Build-2</meta:generator>
    <meta:document-statistic meta:object-count="50"/>
  </office:meta>
</office:document-meta>
</file>